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6025565590473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" office:value-type="float"/>
          <table:table-cell office:value="0.6775821544731963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" office:value-type="float"/>
          <table:table-cell office:value="0.6868484118224281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" office:value-type="float"/>
          <table:table-cell office:value="0.713697080010578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" office:value-type="float"/>
          <table:table-cell office:value="0.7186569493995072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" office:value-type="float"/>
          <table:table-cell office:value="0.7112574506313046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" office:value-type="float"/>
          <table:table-cell office:value="0.7045170070297365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" office:value-type="float"/>
          <table:table-cell office:value="0.7074445926922273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" office:value-type="float"/>
          <table:table-cell office:value="0.7074431406253885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" office:value-type="float"/>
          <table:table-cell office:value="0.6970771125561492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" office:value-type="float"/>
          <table:table-cell office:value="0.735201155382719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" office:value-type="float"/>
          <table:table-cell office:value="0.6959912089739118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" office:value-type="float"/>
          <table:table-cell office:value="0.7132344549716199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" office:value-type="float"/>
          <table:table-cell office:value="0.6323400631471133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" office:value-type="float"/>
          <table:table-cell office:value="0.6861260269273777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1" office:value-type="float"/>
          <table:table-cell office:value="0.6751444463326975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" office:value-type="float"/>
          <table:table-cell office:value="0.716461510775079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" office:value-type="float"/>
          <table:table-cell office:value="0.6672362974002483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" office:value-type="float"/>
          <table:table-cell office:value="0.7120774665962534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" office:value-type="float"/>
          <table:table-cell office:value="0.7096630533880872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" office:value-type="float"/>
          <table:table-cell office:value="0.6366563930149857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" office:value-type="float"/>
          <table:table-cell office:value="0.6817485867893286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71519057295115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" office:value-type="float"/>
          <table:table-cell office:value="0.7108970415129754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" office:value-type="float"/>
          <table:table-cell office:value="0.6726459218487304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" office:value-type="float"/>
          <table:table-cell office:value="0.6899135806841815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" office:value-type="float"/>
          <table:table-cell office:value="0.6995118186160159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" office:value-type="float"/>
          <table:table-cell office:value="0.7064916435141396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" office:value-type="float"/>
          <table:table-cell office:value="0.7264497739825863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" office:value-type="float"/>
          <table:table-cell office:value="0.7337839566525912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" office:value-type="float"/>
          <table:table-cell office:value="0.6955078172448803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" office:value-type="float"/>
          <table:table-cell office:value="0.7096992301544618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" office:value-type="float"/>
          <table:table-cell office:value="0.7206103185824458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" office:value-type="float"/>
          <table:table-cell office:value="0.648486109961636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" office:value-type="float"/>
          <table:table-cell office:value="0.658145547619398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" office:value-type="float"/>
          <table:table-cell office:value="0.6964753175029369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8875311105525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" office:value-type="float"/>
          <table:table-cell office:value="0.7071621156739869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" office:value-type="float"/>
          <table:table-cell office:value="0.6977161128005731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" office:value-type="float"/>
          <table:table-cell office:value="0.6998728035546087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" office:value-type="float"/>
          <table:table-cell office:value="0.7102613300009987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" office:value-type="float"/>
          <table:table-cell office:value="0.7067417886002982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" office:value-type="float"/>
          <table:table-cell office:value="0.6899868650008859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" office:value-type="float"/>
          <table:table-cell office:value="0.6820731507123882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3048104900884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" office:value-type="float"/>
          <table:table-cell office:value="0.7321311908537562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" office:value-type="float"/>
          <table:table-cell office:value="0.6829801957075834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" office:value-type="float"/>
          <table:table-cell office:value="0.7119501624095949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519855088011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" office:value-type="float"/>
          <table:table-cell office:value="0.6498346466418151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" office:value-type="float"/>
          <table:table-cell office:value="0.678775433440844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" office:value-type="float"/>
          <table:table-cell office:value="0.7083331121203637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" office:value-type="float"/>
          <table:table-cell office:value="0.7395638304976306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" office:value-type="float"/>
          <table:table-cell office:value="0.6901662310108134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" office:value-type="float"/>
          <table:table-cell office:value="0.681960155512767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" office:value-type="float"/>
          <table:table-cell office:value="0.6911630415629235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" office:value-type="float"/>
          <table:table-cell office:value="0.7095045960798064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" office:value-type="float"/>
          <table:table-cell office:value="0.6870715988442213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" office:value-type="float"/>
          <table:table-cell office:value="0.6381104235762338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" office:value-type="float"/>
          <table:table-cell office:value="0.7026089457545273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" office:value-type="float"/>
          <table:table-cell office:value="0.7087873362553633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" office:value-type="float"/>
          <table:table-cell office:value="0.707346196696665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" office:value-type="float"/>
          <table:table-cell office:value="0.6970725222620552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" office:value-type="float"/>
          <table:table-cell office:value="0.6811103415443476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" office:value-type="float"/>
          <table:table-cell office:value="0.730622553982818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" office:value-type="float"/>
          <table:table-cell office:value="0.7084055590938102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2282691717143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" office:value-type="float"/>
          <table:table-cell office:value="0.7408105689328102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9513360857182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" office:value-type="float"/>
          <table:table-cell office:value="0.7068616221452594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" office:value-type="float"/>
          <table:table-cell office:value="0.7019897560725733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" office:value-type="float"/>
          <table:table-cell office:value="0.697576034650420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" office:value-type="float"/>
          <table:table-cell office:value="0.7166380209856643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" office:value-type="float"/>
          <table:table-cell office:value="0.7279246220920695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" office:value-type="float"/>
          <table:table-cell office:value="0.7023959008052115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" office:value-type="float"/>
          <table:table-cell office:value="0.6772690087115133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" office:value-type="float"/>
          <table:table-cell office:value="0.7240901848594935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" office:value-type="float"/>
          <table:table-cell office:value="0.7014313432674282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" office:value-type="float"/>
          <table:table-cell office:value="0.7060348764610282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" office:value-type="float"/>
          <table:table-cell office:value="0.702683388600907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" office:value-type="float"/>
          <table:table-cell office:value="0.7453138225353008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" office:value-type="float"/>
          <table:table-cell office:value="0.736019980195822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" office:value-type="float"/>
          <table:table-cell office:value="0.6992958730812001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" office:value-type="float"/>
          <table:table-cell office:value="0.7404888394092437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" office:value-type="float"/>
          <table:table-cell office:value="0.6728784505251528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" office:value-type="float"/>
          <table:table-cell office:value="0.7350466556859403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" office:value-type="float"/>
          <table:table-cell office:value="0.6993390810686326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" office:value-type="float"/>
          <table:table-cell office:value="0.7354189580478866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" office:value-type="float"/>
          <table:table-cell office:value="0.6610705932497002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" office:value-type="float"/>
          <table:table-cell office:value="0.6929820753316535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" office:value-type="float"/>
          <table:table-cell office:value="0.7005322354293677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" office:value-type="float"/>
          <table:table-cell office:value="0.7315113884844626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" office:value-type="float"/>
          <table:table-cell office:value="0.6534161988474061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" office:value-type="float"/>
          <table:table-cell office:value="0.7203696531014885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" office:value-type="float"/>
          <table:table-cell office:value="0.6841549827896832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" office:value-type="float"/>
          <table:table-cell office:value="0.7023855656976646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" office:value-type="float"/>
          <table:table-cell office:value="0.7018722490345295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" office:value-type="float"/>
          <table:table-cell office:value="0.696436853710631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" office:value-type="float"/>
          <table:table-cell office:value="0.6760016260265542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" office:value-type="float"/>
          <table:table-cell office:value="0.728792142210012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" office:value-type="float"/>
          <table:table-cell office:value="0.6889231782027572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" office:value-type="float"/>
          <table:table-cell office:value="0.6872729360281232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" office:value-type="float"/>
          <table:table-cell office:value="0.663907362527223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" office:value-type="float"/>
          <table:table-cell office:value="0.6579614385709721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" office:value-type="float"/>
          <table:table-cell office:value="0.6717097064872737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" office:value-type="float"/>
          <table:table-cell office:value="0.6857268648079339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" office:value-type="float"/>
          <table:table-cell office:value="0.7105535642678831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" office:value-type="float"/>
          <table:table-cell office:value="0.722953599272484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" office:value-type="float"/>
          <table:table-cell office:value="0.7158711815401875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" office:value-type="float"/>
          <table:table-cell office:value="0.7310160694224951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" office:value-type="float"/>
          <table:table-cell office:value="0.6603962067210013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" office:value-type="float"/>
          <table:table-cell office:value="0.6674147265662904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" office:value-type="float"/>
          <table:table-cell office:value="0.6933321699537308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" office:value-type="float"/>
          <table:table-cell office:value="0.7025280220360847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" office:value-type="float"/>
          <table:table-cell office:value="0.7006732457104389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" office:value-type="float"/>
          <table:table-cell office:value="0.6889028924852627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" office:value-type="float"/>
          <table:table-cell office:value="0.7122786586620273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" office:value-type="float"/>
          <table:table-cell office:value="0.6959114888252244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" office:value-type="float"/>
          <table:table-cell office:value="0.7436517274616344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" office:value-type="float"/>
          <table:table-cell office:value="0.7086779474117694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" office:value-type="float"/>
          <table:table-cell office:value="0.7089617530939085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" office:value-type="float"/>
          <table:table-cell office:value="0.6814598814046995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" office:value-type="float"/>
          <table:table-cell office:value="0.7028183069919745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" office:value-type="float"/>
          <table:table-cell office:value="0.7008613453253225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" office:value-type="float"/>
          <table:table-cell office:value="0.7214936154273982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" office:value-type="float"/>
          <table:table-cell office:value="0.6883565226961899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" office:value-type="float"/>
          <table:table-cell office:value="0.7339740146423234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" office:value-type="float"/>
          <table:table-cell office:value="0.7206838779506456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" office:value-type="float"/>
          <table:table-cell office:value="0.6927493398560489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" office:value-type="float"/>
          <table:table-cell office:value="0.724030184389416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" office:value-type="float"/>
          <table:table-cell office:value="0.7176266514826599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" office:value-type="float"/>
          <table:table-cell office:value="0.6983500248431521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" office:value-type="float"/>
          <table:table-cell office:value="0.7090319645677722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" office:value-type="float"/>
          <table:table-cell office:value="0.6900112132460007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" office:value-type="float"/>
          <table:table-cell office:value="0.7077058913905604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" office:value-type="float"/>
          <table:table-cell office:value="0.6951956411469534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" office:value-type="float"/>
          <table:table-cell office:value="0.6798785433156164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" office:value-type="float"/>
          <table:table-cell office:value="0.7048093378313504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" office:value-type="float"/>
          <table:table-cell office:value="0.6995410431861427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" office:value-type="float"/>
          <table:table-cell office:value="0.7125858286789005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" office:value-type="float"/>
          <table:table-cell office:value="0.6837358868967139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" office:value-type="float"/>
          <table:table-cell office:value="0.7127915473769896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78029435656104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" office:value-type="float"/>
          <table:table-cell office:value="0.7222893605379199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" office:value-type="float"/>
          <table:table-cell office:value="0.7159395214092922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" office:value-type="float"/>
          <table:table-cell office:value="0.6921790022805289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" office:value-type="float"/>
          <table:table-cell office:value="0.7129145204325732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" office:value-type="float"/>
          <table:table-cell office:value="0.7131285292737176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" office:value-type="float"/>
          <table:table-cell office:value="0.6856980516043664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" office:value-type="float"/>
          <table:table-cell office:value="0.6724449928235037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" office:value-type="float"/>
          <table:table-cell office:value="0.6706334199100504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" office:value-type="float"/>
          <table:table-cell office:value="0.7102794468228265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" office:value-type="float"/>
          <table:table-cell office:value="0.7439628809809801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" office:value-type="float"/>
          <table:table-cell office:value="0.7110456482566011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" office:value-type="float"/>
          <table:table-cell office:value="0.6877492817029321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" office:value-type="float"/>
          <table:table-cell office:value="0.7142394504593398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" office:value-type="float"/>
          <table:table-cell office:value="0.7238571421689441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" office:value-type="float"/>
          <table:table-cell office:value="0.692077494829168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" office:value-type="float"/>
          <table:table-cell office:value="0.7053508654930314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" office:value-type="float"/>
          <table:table-cell office:value="0.7108063280210153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" office:value-type="float"/>
          <table:table-cell office:value="0.7172645413940935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" office:value-type="float"/>
          <table:table-cell office:value="0.6350825774460062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" office:value-type="float"/>
          <table:table-cell office:value="0.6942821431705405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" office:value-type="float"/>
          <table:table-cell office:value="0.7053301131076027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" office:value-type="float"/>
          <table:table-cell office:value="0.6836683292035953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" office:value-type="float"/>
          <table:table-cell office:value="0.707973729199125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" office:value-type="float"/>
          <table:table-cell office:value="0.6758091221471875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" office:value-type="float"/>
          <table:table-cell office:value="0.7073149636096162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" office:value-type="float"/>
          <table:table-cell office:value="0.694994189039046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" office:value-type="float"/>
          <table:table-cell office:value="0.6889054555487338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1" office:value-type="float"/>
          <table:table-cell office:value="0.6750808169600447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" office:value-type="float"/>
          <table:table-cell office:value="0.7023781703808191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" office:value-type="float"/>
          <table:table-cell office:value="0.6948243583384515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" office:value-type="float"/>
          <table:table-cell office:value="0.6927022672222499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" office:value-type="float"/>
          <table:table-cell office:value="0.7259137545806672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" office:value-type="float"/>
          <table:table-cell office:value="0.7256511268436553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" office:value-type="float"/>
          <table:table-cell office:value="0.7313755237374019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" office:value-type="float"/>
          <table:table-cell office:value="0.6918887120251311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" office:value-type="float"/>
          <table:table-cell office:value="0.6972633541097683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" office:value-type="float"/>
          <table:table-cell office:value="0.6610343182322508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" office:value-type="float"/>
          <table:table-cell office:value="0.67454730097033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" office:value-type="float"/>
          <table:table-cell office:value="0.71809677994856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" office:value-type="float"/>
          <table:table-cell office:value="0.7219951256240662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" office:value-type="float"/>
          <table:table-cell office:value="0.6851803691736461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" office:value-type="float"/>
          <table:table-cell office:value="0.7211526571737273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" office:value-type="float"/>
          <table:table-cell office:value="0.7167539124894893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" office:value-type="float"/>
          <table:table-cell office:value="0.6986206478252337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" office:value-type="float"/>
          <table:table-cell office:value="0.7009865164344943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" office:value-type="float"/>
          <table:table-cell office:value="0.7319292392027984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" office:value-type="float"/>
          <table:table-cell office:value="0.67896821370091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" office:value-type="float"/>
          <table:table-cell office:value="0.7125343336511595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" office:value-type="float"/>
          <table:table-cell office:value="0.680573637099885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" office:value-type="float"/>
          <table:table-cell office:value="0.714469086477094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" office:value-type="float"/>
          <table:table-cell office:value="0.6898965655481862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" office:value-type="float"/>
          <table:table-cell office:value="0.68364736480523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" office:value-type="float"/>
          <table:table-cell office:value="0.6908471467279085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" office:value-type="float"/>
          <table:table-cell office:value="0.7078872618986803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" office:value-type="float"/>
          <table:table-cell office:value="0.7169632006178767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" office:value-type="float"/>
          <table:table-cell office:value="0.6898171621867791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" office:value-type="float"/>
          <table:table-cell office:value="0.6850809106677311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" office:value-type="float"/>
          <table:table-cell office:value="0.703352895691176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" office:value-type="float"/>
          <table:table-cell office:value="0.6901762613693246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" office:value-type="float"/>
          <table:table-cell office:value="0.6830201457017154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" office:value-type="float"/>
          <table:table-cell office:value="0.681295642098508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" office:value-type="float"/>
          <table:table-cell office:value="0.675280209762545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" office:value-type="float"/>
          <table:table-cell office:value="0.709238256079849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" office:value-type="float"/>
          <table:table-cell office:value="0.6895629531766584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" office:value-type="float"/>
          <table:table-cell office:value="0.7023186903098282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" office:value-type="float"/>
          <table:table-cell office:value="0.7242746423819665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" office:value-type="float"/>
          <table:table-cell office:value="0.6983847330187491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" office:value-type="float"/>
          <table:table-cell office:value="0.7039611954987441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" office:value-type="float"/>
          <table:table-cell office:value="0.6726119168319602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" office:value-type="float"/>
          <table:table-cell office:value="0.6879022653003638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" office:value-type="float"/>
          <table:table-cell office:value="0.6671001600383566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" office:value-type="float"/>
          <table:table-cell office:value="0.7337461406313609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939077680083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" office:value-type="float"/>
          <table:table-cell office:value="0.701495655439349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" office:value-type="float"/>
          <table:table-cell office:value="0.6945509848333385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" office:value-type="float"/>
          <table:table-cell office:value="0.6899807126489889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" office:value-type="float"/>
          <table:table-cell office:value="0.7014711633648946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" office:value-type="float"/>
          <table:table-cell office:value="0.693265747412066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" office:value-type="float"/>
          <table:table-cell office:value="0.7035786862975653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" office:value-type="float"/>
          <table:table-cell office:value="0.6836694568006346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" office:value-type="float"/>
          <table:table-cell office:value="0.6746390078948822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" office:value-type="float"/>
          <table:table-cell office:value="0.7460316337869319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" office:value-type="float"/>
          <table:table-cell office:value="0.7236245821116176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" office:value-type="float"/>
          <table:table-cell office:value="0.690031217687191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" office:value-type="float"/>
          <table:table-cell office:value="0.6920390648259892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" office:value-type="float"/>
          <table:table-cell office:value="0.7107524105708587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" office:value-type="float"/>
          <table:table-cell office:value="0.7359355890709807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" office:value-type="float"/>
          <table:table-cell office:value="0.6950601147954661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" office:value-type="float"/>
          <table:table-cell office:value="0.6923436355558567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" office:value-type="float"/>
          <table:table-cell office:value="0.6935466032404679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" office:value-type="float"/>
          <table:table-cell office:value="0.7054612689656156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" office:value-type="float"/>
          <table:table-cell office:value="0.7012643103580403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41611415746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" office:value-type="float"/>
          <table:table-cell office:value="0.687353573831084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" office:value-type="float"/>
          <table:table-cell office:value="0.68593907734044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" office:value-type="float"/>
          <table:table-cell office:value="0.7214399026115412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" office:value-type="float"/>
          <table:table-cell office:value="0.7130772024497904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" office:value-type="float"/>
          <table:table-cell office:value="0.6568893358031939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" office:value-type="float"/>
          <table:table-cell office:value="0.6964737737670712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" office:value-type="float"/>
          <table:table-cell office:value="0.6882534155063926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" office:value-type="float"/>
          <table:table-cell office:value="0.7163487922461393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" office:value-type="float"/>
          <table:table-cell office:value="0.6862142898456519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" office:value-type="float"/>
          <table:table-cell office:value="0.6750821503206265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" office:value-type="float"/>
          <table:table-cell office:value="0.7338599755948496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" office:value-type="float"/>
          <table:table-cell office:value="0.7404765314083129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" office:value-type="float"/>
          <table:table-cell office:value="0.713136592093716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48827522494786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" office:value-type="float"/>
          <table:table-cell office:value="0.7136357976586458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" office:value-type="float"/>
          <table:table-cell office:value="0.6951534138497328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" office:value-type="float"/>
          <table:table-cell office:value="0.6770566988803111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" office:value-type="float"/>
          <table:table-cell office:value="0.6944539577222016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" office:value-type="float"/>
          <table:table-cell office:value="0.7134419613960424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" office:value-type="float"/>
          <table:table-cell office:value="0.6894113372987424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" office:value-type="float"/>
          <table:table-cell office:value="0.6875893216538738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" office:value-type="float"/>
          <table:table-cell office:value="0.645038278569266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" office:value-type="float"/>
          <table:table-cell office:value="0.6767226734069077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" office:value-type="float"/>
          <table:table-cell office:value="0.7142679444054919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" office:value-type="float"/>
          <table:table-cell office:value="0.6996498721671421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" office:value-type="float"/>
          <table:table-cell office:value="0.730242825958672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" office:value-type="float"/>
          <table:table-cell office:value="0.6805358009621736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" office:value-type="float"/>
          <table:table-cell office:value="0.707039658353273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" office:value-type="float"/>
          <table:table-cell office:value="0.704441751109019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" office:value-type="float"/>
          <table:table-cell office:value="0.6941840076286463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" office:value-type="float"/>
          <table:table-cell office:value="0.7390718194003756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" office:value-type="float"/>
          <table:table-cell office:value="0.7413318358919891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" office:value-type="float"/>
          <table:table-cell office:value="0.7240936127308018" office:value-type="float"/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" office:value-type="float"/>
          <table:table-cell office:value="0.7039396085107443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" office:value-type="float"/>
          <table:table-cell office:value="0.6874849423836924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" office:value-type="float"/>
          <table:table-cell office:value="0.7299375162208868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" office:value-type="float"/>
          <table:table-cell office:value="0.666472806360306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" office:value-type="float"/>
          <table:table-cell office:value="0.7083840178934758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" office:value-type="float"/>
          <table:table-cell office:value="0.6660267704484478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" office:value-type="float"/>
          <table:table-cell office:value="0.7248035258443063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" office:value-type="float"/>
          <table:table-cell office:value="0.6983942822728917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" office:value-type="float"/>
          <table:table-cell office:value="0.6788570053381343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" office:value-type="float"/>
          <table:table-cell office:value="0.6781137943747432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041126240469519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1" office:value-type="float"/>
          <table:table-cell office:value="0.7080452946654693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" office:value-type="float"/>
          <table:table-cell office:value="0.7268840714885267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" office:value-type="float"/>
          <table:table-cell office:value="0.7334202789333549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" office:value-type="float"/>
          <table:table-cell office:value="0.6989398384939828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" office:value-type="float"/>
          <table:table-cell office:value="0.7196700645829922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" office:value-type="float"/>
          <table:table-cell office:value="0.6902929926208557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" office:value-type="float"/>
          <table:table-cell office:value="0.6955493624292695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" office:value-type="float"/>
          <table:table-cell office:value="0.70862667804868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" office:value-type="float"/>
          <table:table-cell office:value="0.691046391448703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" office:value-type="float"/>
          <table:table-cell office:value="0.7045608645789224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" office:value-type="float"/>
          <table:table-cell office:value="0.587196313300918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" office:value-type="float"/>
          <table:table-cell office:value="0.6772303077941069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" office:value-type="float"/>
          <table:table-cell office:value="0.6892096351485211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" office:value-type="float"/>
          <table:table-cell office:value="0.7157924540263093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" office:value-type="float"/>
          <table:table-cell office:value="0.7131703314276499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" office:value-type="float"/>
          <table:table-cell office:value="0.6608809226219576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66150596692063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" office:value-type="float"/>
          <table:table-cell office:value="0.7141325736068428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" office:value-type="float"/>
          <table:table-cell office:value="0.703959863171796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" office:value-type="float"/>
          <table:table-cell office:value="0.7069872127440301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" office:value-type="float"/>
          <table:table-cell office:value="0.6900768814904062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" office:value-type="float"/>
          <table:table-cell office:value="0.7006900564509156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" office:value-type="float"/>
          <table:table-cell office:value="0.6803136548714739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" office:value-type="float"/>
          <table:table-cell office:value="0.7109687160327072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" office:value-type="float"/>
          <table:table-cell office:value="0.689219738754307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" office:value-type="float"/>
          <table:table-cell office:value="0.668421961550403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" office:value-type="float"/>
          <table:table-cell office:value="0.7409564541074488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" office:value-type="float"/>
          <table:table-cell office:value="0.7148209367843249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" office:value-type="float"/>
          <table:table-cell office:value="0.7128731029520287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" office:value-type="float"/>
          <table:table-cell office:value="0.7474941156589061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" office:value-type="float"/>
          <table:table-cell office:value="0.691765851297084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" office:value-type="float"/>
          <table:table-cell office:value="0.6973366863329225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" office:value-type="float"/>
          <table:table-cell office:value="0.724587882099021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" office:value-type="float"/>
          <table:table-cell office:value="0.7071114131726561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" office:value-type="float"/>
          <table:table-cell office:value="0.6745055984902499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" office:value-type="float"/>
          <table:table-cell office:value="0.6669743768867576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" office:value-type="float"/>
          <table:table-cell office:value="0.7149936259014116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" office:value-type="float"/>
          <table:table-cell office:value="0.6936390382094704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" office:value-type="float"/>
          <table:table-cell office:value="0.710168453660509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" office:value-type="float"/>
          <table:table-cell office:value="0.7229444772950381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" office:value-type="float"/>
          <table:table-cell office:value="0.6875748156924868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" office:value-type="float"/>
          <table:table-cell office:value="0.6844683926913587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" office:value-type="float"/>
          <table:table-cell office:value="0.7244956086221811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" office:value-type="float"/>
          <table:table-cell office:value="0.6817045816573184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" office:value-type="float"/>
          <table:table-cell office:value="0.6481331940641709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" office:value-type="float"/>
          <table:table-cell office:value="0.7155702995100112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" office:value-type="float"/>
          <table:table-cell office:value="0.6770582423508417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" office:value-type="float"/>
          <table:table-cell office:value="0.6569354125064926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" office:value-type="float"/>
          <table:table-cell office:value="0.7126952186207386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" office:value-type="float"/>
          <table:table-cell office:value="0.7369102055150791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" office:value-type="float"/>
          <table:table-cell office:value="0.7472364793657386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" office:value-type="float"/>
          <table:table-cell office:value="0.6780155311593954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" office:value-type="float"/>
          <table:table-cell office:value="0.6913151663587996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" office:value-type="float"/>
          <table:table-cell office:value="0.6895705560445134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" office:value-type="float"/>
          <table:table-cell office:value="0.678419288798990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" office:value-type="float"/>
          <table:table-cell office:value="0.7352014424741152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" office:value-type="float"/>
          <table:table-cell office:value="0.7000264430777592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" office:value-type="float"/>
          <table:table-cell office:value="0.6968529799885274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" office:value-type="float"/>
          <table:table-cell office:value="0.6821995705282712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" office:value-type="float"/>
          <table:table-cell office:value="0.7093388492579249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" office:value-type="float"/>
          <table:table-cell office:value="0.6852646064413208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" office:value-type="float"/>
          <table:table-cell office:value="0.7140269257184552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" office:value-type="float"/>
          <table:table-cell office:value="0.6776472630577431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" office:value-type="float"/>
          <table:table-cell office:value="0.7308030651990879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" office:value-type="float"/>
          <table:table-cell office:value="0.729328724082192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" office:value-type="float"/>
          <table:table-cell office:value="0.7106628729099235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" office:value-type="float"/>
          <table:table-cell office:value="0.7470677685207019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" office:value-type="float"/>
          <table:table-cell office:value="0.7002430394353122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" office:value-type="float"/>
          <table:table-cell office:value="0.7044358351439932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1" office:value-type="float"/>
          <table:table-cell office:value="0.6778552066283355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" office:value-type="float"/>
          <table:table-cell office:value="0.6682681096291029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" office:value-type="float"/>
          <table:table-cell office:value="0.711932539614721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" office:value-type="float"/>
          <table:table-cell office:value="0.7106392061983471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" office:value-type="float"/>
          <table:table-cell office:value="0.6521675819612254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" office:value-type="float"/>
          <table:table-cell office:value="0.6679917405566701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" office:value-type="float"/>
          <table:table-cell office:value="0.6574638960442585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" office:value-type="float"/>
          <table:table-cell office:value="0.6865363684586414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" office:value-type="float"/>
          <table:table-cell office:value="0.6821608824930264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" office:value-type="float"/>
          <table:table-cell office:value="0.7107358976942495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" office:value-type="float"/>
          <table:table-cell office:value="0.7287164873020773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" office:value-type="float"/>
          <table:table-cell office:value="0.6917481229991239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" office:value-type="float"/>
          <table:table-cell office:value="0.674999085352215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" office:value-type="float"/>
          <table:table-cell office:value="0.7066646744454007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" office:value-type="float"/>
          <table:table-cell office:value="0.7114391620084525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" office:value-type="float"/>
          <table:table-cell office:value="0.6893340019220605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" office:value-type="float"/>
          <table:table-cell office:value="0.6898147986764959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" office:value-type="float"/>
          <table:table-cell office:value="0.6888111657066438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" office:value-type="float"/>
          <table:table-cell office:value="0.7042735952349372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" office:value-type="float"/>
          <table:table-cell office:value="0.6911841563238492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" office:value-type="float"/>
          <table:table-cell office:value="0.726798359847411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" office:value-type="float"/>
          <table:table-cell office:value="0.7198547370460407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" office:value-type="float"/>
          <table:table-cell office:value="0.7068080876704101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" office:value-type="float"/>
          <table:table-cell office:value="0.743477271847388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79294412180335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" office:value-type="float"/>
          <table:table-cell office:value="0.668744317291424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" office:value-type="float"/>
          <table:table-cell office:value="0.6887203626291927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" office:value-type="float"/>
          <table:table-cell office:value="0.6988400095286932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" office:value-type="float"/>
          <table:table-cell office:value="0.6775736808288256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" office:value-type="float"/>
          <table:table-cell office:value="0.7081952989296603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" office:value-type="float"/>
          <table:table-cell office:value="0.6885438664986391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" office:value-type="float"/>
          <table:table-cell office:value="0.691569637138194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" office:value-type="float"/>
          <table:table-cell office:value="0.6978757669669643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94596129069155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" office:value-type="float"/>
          <table:table-cell office:value="0.705127582722753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" office:value-type="float"/>
          <table:table-cell office:value="0.6976348091368298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" office:value-type="float"/>
          <table:table-cell office:value="0.6999765700556909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" office:value-type="float"/>
          <table:table-cell office:value="0.6893625949060999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" office:value-type="float"/>
          <table:table-cell office:value="0.7295781479473872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" office:value-type="float"/>
          <table:table-cell office:value="0.7334103794969773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" office:value-type="float"/>
          <table:table-cell office:value="0.6878832667043223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" office:value-type="float"/>
          <table:table-cell office:value="0.7195760111677747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" office:value-type="float"/>
          <table:table-cell office:value="0.7163696755937762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" office:value-type="float"/>
          <table:table-cell office:value="0.730474179773309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" office:value-type="float"/>
          <table:table-cell office:value="0.6831591820326398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" office:value-type="float"/>
          <table:table-cell office:value="0.6914717451605664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" office:value-type="float"/>
          <table:table-cell office:value="0.6880120052005787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" office:value-type="float"/>
          <table:table-cell office:value="0.6757846461751189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" office:value-type="float"/>
          <table:table-cell office:value="0.6843603413504604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" office:value-type="float"/>
          <table:table-cell office:value="0.6703291672209974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" office:value-type="float"/>
          <table:table-cell office:value="0.7076880210148788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" office:value-type="float"/>
          <table:table-cell office:value="0.7163334963869448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" office:value-type="float"/>
          <table:table-cell office:value="0.6926775290159423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" office:value-type="float"/>
          <table:table-cell office:value="0.6864414391078819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" office:value-type="float"/>
          <table:table-cell office:value="0.7433143723196204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" office:value-type="float"/>
          <table:table-cell office:value="0.7461657500490804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" office:value-type="float"/>
          <table:table-cell office:value="0.6449939799341299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" office:value-type="float"/>
          <table:table-cell office:value="0.7035445982392737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" office:value-type="float"/>
          <table:table-cell office:value="0.7371468210296189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" office:value-type="float"/>
          <table:table-cell office:value="0.6963249503318257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" office:value-type="float"/>
          <table:table-cell office:value="0.6928778378683393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" office:value-type="float"/>
          <table:table-cell office:value="0.6847878294661583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" office:value-type="float"/>
          <table:table-cell office:value="0.7155743668321105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" office:value-type="float"/>
          <table:table-cell office:value="0.6766252864755333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" office:value-type="float"/>
          <table:table-cell office:value="0.6313167459154236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" office:value-type="float"/>
          <table:table-cell office:value="0.679602750297922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" office:value-type="float"/>
          <table:table-cell office:value="0.6882365675655215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320930776156074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" office:value-type="float"/>
          <table:table-cell office:value="0.7206389818703528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" office:value-type="float"/>
          <table:table-cell office:value="0.6972898463794881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" office:value-type="float"/>
          <table:table-cell office:value="0.6900138410297348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" office:value-type="float"/>
          <table:table-cell office:value="0.7130516241162147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" office:value-type="float"/>
          <table:table-cell office:value="0.6919258897054209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" office:value-type="float"/>
          <table:table-cell office:value="0.6788282728044487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" office:value-type="float"/>
          <table:table-cell office:value="0.6734020055349742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" office:value-type="float"/>
          <table:table-cell office:value="0.678556211852771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" office:value-type="float"/>
          <table:table-cell office:value="0.6922969188240979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" office:value-type="float"/>
          <table:table-cell office:value="0.6946835484297151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" office:value-type="float"/>
          <table:table-cell office:value="0.7136110508929283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" office:value-type="float"/>
          <table:table-cell office:value="0.7267897034681116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" office:value-type="float"/>
          <table:table-cell office:value="0.6623144749904084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" office:value-type="float"/>
          <table:table-cell office:value="0.7290963453164284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" office:value-type="float"/>
          <table:table-cell office:value="0.6926050377055958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" office:value-type="float"/>
          <table:table-cell office:value="0.676439095976141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" office:value-type="float"/>
          <table:table-cell office:value="0.704302185190452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" office:value-type="float"/>
          <table:table-cell office:value="0.6990198181499606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" office:value-type="float"/>
          <table:table-cell office:value="0.6626086714513917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" office:value-type="float"/>
          <table:table-cell office:value="0.6780255952169898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" office:value-type="float"/>
          <table:table-cell office:value="0.7029876684500334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" office:value-type="float"/>
          <table:table-cell office:value="0.739684602189574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" office:value-type="float"/>
          <table:table-cell office:value="0.6869405229794485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" office:value-type="float"/>
          <table:table-cell office:value="0.7021170041184747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" office:value-type="float"/>
          <table:table-cell office:value="0.7030061261329118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" office:value-type="float"/>
          <table:table-cell office:value="0.6767179870301325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" office:value-type="float"/>
          <table:table-cell office:value="0.6880190347366947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" office:value-type="float"/>
          <table:table-cell office:value="0.7092902068117473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" office:value-type="float"/>
          <table:table-cell office:value="0.6978483891398923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" office:value-type="float"/>
          <table:table-cell office:value="0.6748637352625979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" office:value-type="float"/>
          <table:table-cell office:value="0.7143151763793344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" office:value-type="float"/>
          <table:table-cell office:value="0.677101218910179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" office:value-type="float"/>
          <table:table-cell office:value="0.6999217769081849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" office:value-type="float"/>
          <table:table-cell office:value="0.7203385452432333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" office:value-type="float"/>
          <table:table-cell office:value="0.744340966044275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" office:value-type="float"/>
          <table:table-cell office:value="0.7388448906709113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" office:value-type="float"/>
          <table:table-cell office:value="0.7355288471595889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" office:value-type="float"/>
          <table:table-cell office:value="0.6985769835237151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" office:value-type="float"/>
          <table:table-cell office:value="0.7210334017942613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" office:value-type="float"/>
          <table:table-cell office:value="0.7147650222307469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" office:value-type="float"/>
          <table:table-cell office:value="0.7222708989384903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1" office:value-type="float"/>
          <table:table-cell office:value="0.6730968590375487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" office:value-type="float"/>
          <table:table-cell office:value="0.6699165057182099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" office:value-type="float"/>
          <table:table-cell office:value="0.709595729586394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" office:value-type="float"/>
          <table:table-cell office:value="0.682888902227331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" office:value-type="float"/>
          <table:table-cell office:value="0.7061414098684042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" office:value-type="float"/>
          <table:table-cell office:value="0.7080815351290096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" office:value-type="float"/>
          <table:table-cell office:value="0.6996174970589152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" office:value-type="float"/>
          <table:table-cell office:value="0.7001143139281948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" office:value-type="float"/>
          <table:table-cell office:value="0.6847093814738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" office:value-type="float"/>
          <table:table-cell office:value="0.6774999896554319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" office:value-type="float"/>
          <table:table-cell office:value="0.7127806158775468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" office:value-type="float"/>
          <table:table-cell office:value="0.6920329829312905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" office:value-type="float"/>
          <table:table-cell office:value="0.69879715794608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" office:value-type="float"/>
          <table:table-cell office:value="0.6872962803407704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" office:value-type="float"/>
          <table:table-cell office:value="0.6929040498684358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" office:value-type="float"/>
          <table:table-cell office:value="0.7148961294273046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" office:value-type="float"/>
          <table:table-cell office:value="0.6948309504087257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" office:value-type="float"/>
          <table:table-cell office:value="0.7326381934224278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" office:value-type="float"/>
          <table:table-cell office:value="0.689755275886607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" office:value-type="float"/>
          <table:table-cell office:value="0.6740705029226846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" office:value-type="float"/>
          <table:table-cell office:value="0.732936468564365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" office:value-type="float"/>
          <table:table-cell office:value="0.7112348003101167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" office:value-type="float"/>
          <table:table-cell office:value="0.6878930038294249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" office:value-type="float"/>
          <table:table-cell office:value="0.7086072646536735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" office:value-type="float"/>
          <table:table-cell office:value="0.69946382484053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" office:value-type="float"/>
          <table:table-cell office:value="0.6831499528911745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" office:value-type="float"/>
          <table:table-cell office:value="0.7160445054763682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" office:value-type="float"/>
          <table:table-cell office:value="0.7315356001919879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" office:value-type="float"/>
          <table:table-cell office:value="0.71053199726244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" office:value-type="float"/>
          <table:table-cell office:value="0.711236158329665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" office:value-type="float"/>
          <table:table-cell office:value="0.7384068085988265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" office:value-type="float"/>
          <table:table-cell office:value="0.68293356600032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" office:value-type="float"/>
          <table:table-cell office:value="0.7036660488845428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" office:value-type="float"/>
          <table:table-cell office:value="0.6779952176382106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" office:value-type="float"/>
          <table:table-cell office:value="0.6810674983369658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" office:value-type="float"/>
          <table:table-cell office:value="0.67768989877233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" office:value-type="float"/>
          <table:table-cell office:value="0.6792147654180644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" office:value-type="float"/>
          <table:table-cell office:value="0.710532230256124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" office:value-type="float"/>
          <table:table-cell office:value="0.6680107042159574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" office:value-type="float"/>
          <table:table-cell office:value="0.74918985287145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" office:value-type="float"/>
          <table:table-cell office:value="0.7358865285645287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" office:value-type="float"/>
          <table:table-cell office:value="0.6901425599948546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" office:value-type="float"/>
          <table:table-cell office:value="0.6859308104731053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" office:value-type="float"/>
          <table:table-cell office:value="0.7071307635759512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" office:value-type="float"/>
          <table:table-cell office:value="0.7017188258045041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" office:value-type="float"/>
          <table:table-cell office:value="0.7041204501631108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" office:value-type="float"/>
          <table:table-cell office:value="0.6632861263817698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" office:value-type="float"/>
          <table:table-cell office:value="0.6900382700005173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" office:value-type="float"/>
          <table:table-cell office:value="0.6829502483886923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" office:value-type="float"/>
          <table:table-cell office:value="0.7099742970626743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" office:value-type="float"/>
          <table:table-cell office:value="0.6884980929219398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" office:value-type="float"/>
          <table:table-cell office:value="0.69312350799669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" office:value-type="float"/>
          <table:table-cell office:value="0.7133055608691315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" office:value-type="float"/>
          <table:table-cell office:value="0.6326531983314552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" office:value-type="float"/>
          <table:table-cell office:value="0.701078806016059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" office:value-type="float"/>
          <table:table-cell office:value="0.6796594725393726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" office:value-type="float"/>
          <table:table-cell office:value="0.7251945056557593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" office:value-type="float"/>
          <table:table-cell office:value="0.6819676583132314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" office:value-type="float"/>
          <table:table-cell office:value="0.6911679251259126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" office:value-type="float"/>
          <table:table-cell office:value="0.7027725478118793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" office:value-type="float"/>
          <table:table-cell office:value="0.688275047640524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" office:value-type="float"/>
          <table:table-cell office:value="0.7039280546215957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" office:value-type="float"/>
          <table:table-cell office:value="0.7086496381686811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" office:value-type="float"/>
          <table:table-cell office:value="0.7287943125688814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" office:value-type="float"/>
          <table:table-cell office:value="0.7143428365389092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" office:value-type="float"/>
          <table:table-cell office:value="0.6970922506336276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" office:value-type="float"/>
          <table:table-cell office:value="0.7112380129157582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" office:value-type="float"/>
          <table:table-cell office:value="0.7397911624756371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" office:value-type="float"/>
          <table:table-cell office:value="0.6981395366322971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" office:value-type="float"/>
          <table:table-cell office:value="0.6656544049822981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" office:value-type="float"/>
          <table:table-cell office:value="0.7069574809229929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" office:value-type="float"/>
          <table:table-cell office:value="0.7181838235477354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" office:value-type="float"/>
          <table:table-cell office:value="0.7140073344213352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" office:value-type="float"/>
          <table:table-cell office:value="0.7097448492536356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" office:value-type="float"/>
          <table:table-cell office:value="0.7122771012497225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" office:value-type="float"/>
          <table:table-cell office:value="0.651866238209699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" office:value-type="float"/>
          <table:table-cell office:value="0.7245070110788484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" office:value-type="float"/>
          <table:table-cell office:value="0.713115394725668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" office:value-type="float"/>
          <table:table-cell office:value="0.7190527343367615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" office:value-type="float"/>
          <table:table-cell office:value="0.7025600394370954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" office:value-type="float"/>
          <table:table-cell office:value="0.6644891378100264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" office:value-type="float"/>
          <table:table-cell office:value="0.6742960795683375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" office:value-type="float"/>
          <table:table-cell office:value="0.6967934939809941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" office:value-type="float"/>
          <table:table-cell office:value="0.7245660968089471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" office:value-type="float"/>
          <table:table-cell office:value="0.6876092678305193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" office:value-type="float"/>
          <table:table-cell office:value="0.7222950468088003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" office:value-type="float"/>
          <table:table-cell office:value="0.6655071338454396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" office:value-type="float"/>
          <table:table-cell office:value="0.7083984941650056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" office:value-type="float"/>
          <table:table-cell office:value="0.6834814457702381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" office:value-type="float"/>
          <table:table-cell office:value="0.6754469498654617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" office:value-type="float"/>
          <table:table-cell office:value="0.6630098098656192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" office:value-type="float"/>
          <table:table-cell office:value="0.7237012430633625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" office:value-type="float"/>
          <table:table-cell office:value="0.6806192938861859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" office:value-type="float"/>
          <table:table-cell office:value="0.7035663877575714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" office:value-type="float"/>
          <table:table-cell office:value="0.6626413059308248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" office:value-type="float"/>
          <table:table-cell office:value="0.7041697109571045" office:value-type="float"/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" office:value-type="float"/>
          <table:table-cell office:value="0.7323981805309977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" office:value-type="float"/>
          <table:table-cell office:value="0.6652764028948703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" office:value-type="float"/>
          <table:table-cell office:value="0.7227374859244541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" office:value-type="float"/>
          <table:table-cell office:value="0.7200664875434335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" office:value-type="float"/>
          <table:table-cell office:value="0.715880902245480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" office:value-type="float"/>
          <table:table-cell office:value="0.6913597522178119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" office:value-type="float"/>
          <table:table-cell office:value="0.7343002313671634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" office:value-type="float"/>
          <table:table-cell office:value="0.6851777949103266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" office:value-type="float"/>
          <table:table-cell office:value="0.6938120529056837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" office:value-type="float"/>
          <table:table-cell office:value="0.7070209580161285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" office:value-type="float"/>
          <table:table-cell office:value="0.694548817252014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" office:value-type="float"/>
          <table:table-cell office:value="0.6242877618611424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" office:value-type="float"/>
          <table:table-cell office:value="0.6498030277626781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" office:value-type="float"/>
          <table:table-cell office:value="0.7371733004278864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" office:value-type="float"/>
          <table:table-cell office:value="0.6833910656993116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" office:value-type="float"/>
          <table:table-cell office:value="0.7317090258240521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" office:value-type="float"/>
          <table:table-cell office:value="0.7092762385753368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" office:value-type="float"/>
          <table:table-cell office:value="0.6959025748867652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" office:value-type="float"/>
          <table:table-cell office:value="0.7166989449088256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" office:value-type="float"/>
          <table:table-cell office:value="0.739886525905597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" office:value-type="float"/>
          <table:table-cell office:value="0.6966442422640015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" office:value-type="float"/>
          <table:table-cell office:value="0.6935623543091264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" office:value-type="float"/>
          <table:table-cell office:value="0.6771119769526162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" office:value-type="float"/>
          <table:table-cell office:value="0.7186682299299728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" office:value-type="float"/>
          <table:table-cell office:value="0.7131490774798148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" office:value-type="float"/>
          <table:table-cell office:value="0.6940907855951176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" office:value-type="float"/>
          <table:table-cell office:value="0.6787550245920494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" office:value-type="float"/>
          <table:table-cell office:value="0.7140097753003483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" office:value-type="float"/>
          <table:table-cell office:value="0.6669378889887172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" office:value-type="float"/>
          <table:table-cell office:value="0.7096709596033876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" office:value-type="float"/>
          <table:table-cell office:value="0.7344956738735663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" office:value-type="float"/>
          <table:table-cell office:value="0.7051735233038433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" office:value-type="float"/>
          <table:table-cell office:value="0.727318536367811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0515908375593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" office:value-type="float"/>
          <table:table-cell office:value="0.6651390679488608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" office:value-type="float"/>
          <table:table-cell office:value="0.6998203781547723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" office:value-type="float"/>
          <table:table-cell office:value="0.6934898077537355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" office:value-type="float"/>
          <table:table-cell office:value="0.7489865764939777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" office:value-type="float"/>
          <table:table-cell office:value="0.7199297606219861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" office:value-type="float"/>
          <table:table-cell office:value="0.6805802242367909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" office:value-type="float"/>
          <table:table-cell office:value="0.7125811797749032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" office:value-type="float"/>
          <table:table-cell office:value="0.6773986159058617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" office:value-type="float"/>
          <table:table-cell office:value="0.7228501095980209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" office:value-type="float"/>
          <table:table-cell office:value="0.7370683333184674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" office:value-type="float"/>
          <table:table-cell office:value="0.7480239238258597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" office:value-type="float"/>
          <table:table-cell office:value="0.6954951230619736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" office:value-type="float"/>
          <table:table-cell office:value="0.7150125755767391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" office:value-type="float"/>
          <table:table-cell office:value="0.702453220519302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" office:value-type="float"/>
          <table:table-cell office:value="0.6802652404100868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" office:value-type="float"/>
          <table:table-cell office:value="0.7002116838421397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" office:value-type="float"/>
          <table:table-cell office:value="0.691380985578222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" office:value-type="float"/>
          <table:table-cell office:value="0.726944972377774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" office:value-type="float"/>
          <table:table-cell office:value="0.6960870550157452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" office:value-type="float"/>
          <table:table-cell office:value="0.733219832907149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" office:value-type="float"/>
          <table:table-cell office:value="0.743658766631186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" office:value-type="float"/>
          <table:table-cell office:value="0.689501318749202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" office:value-type="float"/>
          <table:table-cell office:value="0.7427136186930204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" office:value-type="float"/>
          <table:table-cell office:value="0.732968636654393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" office:value-type="float"/>
          <table:table-cell office:value="0.725485963089189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" office:value-type="float"/>
          <table:table-cell office:value="0.7425559558699659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" office:value-type="float"/>
          <table:table-cell office:value="0.7104531372114694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" office:value-type="float"/>
          <table:table-cell office:value="0.6843977609141174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" office:value-type="float"/>
          <table:table-cell office:value="0.7100688933906408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" office:value-type="float"/>
          <table:table-cell office:value="0.6591349673038874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" office:value-type="float"/>
          <table:table-cell office:value="0.6823205457467367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" office:value-type="float"/>
          <table:table-cell office:value="0.6769116148016802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" office:value-type="float"/>
          <table:table-cell office:value="0.6748510214407026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" office:value-type="float"/>
          <table:table-cell office:value="0.6767830409794233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" office:value-type="float"/>
          <table:table-cell office:value="0.6784235932697099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" office:value-type="float"/>
          <table:table-cell office:value="0.6977629899220886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" office:value-type="float"/>
          <table:table-cell office:value="0.6800324506741496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" office:value-type="float"/>
          <table:table-cell office:value="0.6900368094626732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" office:value-type="float"/>
          <table:table-cell office:value="0.6917886618896654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" office:value-type="float"/>
          <table:table-cell office:value="0.6847406348674302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" office:value-type="float"/>
          <table:table-cell office:value="0.6941936298272873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" office:value-type="float"/>
          <table:table-cell office:value="0.6780666440871552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" office:value-type="float"/>
          <table:table-cell office:value="0.705238659170845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" office:value-type="float"/>
          <table:table-cell office:value="0.6874362863589007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" office:value-type="float"/>
          <table:table-cell office:value="0.7073611170356654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48380536765886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" office:value-type="float"/>
          <table:table-cell office:value="0.7240315824140702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" office:value-type="float"/>
          <table:table-cell office:value="0.7259921845957062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" office:value-type="float"/>
          <table:table-cell office:value="0.6980690353778735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" office:value-type="float"/>
          <table:table-cell office:value="0.7148241996046568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" office:value-type="float"/>
          <table:table-cell office:value="0.7177480553366794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" office:value-type="float"/>
          <table:table-cell office:value="0.7068480679184751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" office:value-type="float"/>
          <table:table-cell office:value="0.7035892715083346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" office:value-type="float"/>
          <table:table-cell office:value="0.7047371207629147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" office:value-type="float"/>
          <table:table-cell office:value="0.6749463999614183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" office:value-type="float"/>
          <table:table-cell office:value="0.7345204188941157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" office:value-type="float"/>
          <table:table-cell office:value="0.684402367857876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" office:value-type="float"/>
          <table:table-cell office:value="0.7301753859793023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" office:value-type="float"/>
          <table:table-cell office:value="0.6265661726699351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" office:value-type="float"/>
          <table:table-cell office:value="0.6901045546558674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" office:value-type="float"/>
          <table:table-cell office:value="0.6873958412006451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" office:value-type="float"/>
          <table:table-cell office:value="0.706873102669621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" office:value-type="float"/>
          <table:table-cell office:value="0.6976290570764768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" office:value-type="float"/>
          <table:table-cell office:value="0.6790779671118234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" office:value-type="float"/>
          <table:table-cell office:value="0.7083434531317565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" office:value-type="float"/>
          <table:table-cell office:value="0.7005251936750582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" office:value-type="float"/>
          <table:table-cell office:value="0.7393883283748904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" office:value-type="float"/>
          <table:table-cell office:value="0.7106870565522021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" office:value-type="float"/>
          <table:table-cell office:value="0.6862119418451439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" office:value-type="float"/>
          <table:table-cell office:value="0.6847777013057091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" office:value-type="float"/>
          <table:table-cell office:value="0.6875211965197316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" office:value-type="float"/>
          <table:table-cell office:value="0.7002819825688222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" office:value-type="float"/>
          <table:table-cell office:value="0.7044650969815549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" office:value-type="float"/>
          <table:table-cell office:value="0.697917030891380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" office:value-type="float"/>
          <table:table-cell office:value="0.6873451153605384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" office:value-type="float"/>
          <table:table-cell office:value="0.7079167328614445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" office:value-type="float"/>
          <table:table-cell office:value="0.6742639528731793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30308952157752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0620379032364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" office:value-type="float"/>
          <table:table-cell office:value="0.7356079621140438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" office:value-type="float"/>
          <table:table-cell office:value="0.676558126077200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" office:value-type="float"/>
          <table:table-cell office:value="0.6851719319645926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" office:value-type="float"/>
          <table:table-cell office:value="0.7053357742571024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" office:value-type="float"/>
          <table:table-cell office:value="0.7023807630203625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" office:value-type="float"/>
          <table:table-cell office:value="0.6797489739198849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" office:value-type="float"/>
          <table:table-cell office:value="0.7221416222118742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" office:value-type="float"/>
          <table:table-cell office:value="0.7074845261744409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" office:value-type="float"/>
          <table:table-cell office:value="0.6726957460861893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" office:value-type="float"/>
          <table:table-cell office:value="0.698496225178999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" office:value-type="float"/>
          <table:table-cell office:value="0.6906497229045254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" office:value-type="float"/>
          <table:table-cell office:value="0.6959518324763555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" office:value-type="float"/>
          <table:table-cell office:value="0.6927836513665581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" office:value-type="float"/>
          <table:table-cell office:value="0.6858205846857748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" office:value-type="float"/>
          <table:table-cell office:value="0.7390793519008866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" office:value-type="float"/>
          <table:table-cell office:value="0.7257831845113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" office:value-type="float"/>
          <table:table-cell office:value="0.7379208025462691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" office:value-type="float"/>
          <table:table-cell office:value="0.6767556768597527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" office:value-type="float"/>
          <table:table-cell office:value="0.7255639037838085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" office:value-type="float"/>
          <table:table-cell office:value="0.6898191675912722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" office:value-type="float"/>
          <table:table-cell office:value="0.7179586704569516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" office:value-type="float"/>
          <table:table-cell office:value="0.7182420356243295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" office:value-type="float"/>
          <table:table-cell office:value="0.7157546930524517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" office:value-type="float"/>
          <table:table-cell office:value="0.6970024703379744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" office:value-type="float"/>
          <table:table-cell office:value="0.6823495207390449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" office:value-type="float"/>
          <table:table-cell office:value="0.745276459982578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" office:value-type="float"/>
          <table:table-cell office:value="0.6856524819228013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" office:value-type="float"/>
          <table:table-cell office:value="0.6937534318332517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" office:value-type="float"/>
          <table:table-cell office:value="0.671737482755848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" office:value-type="float"/>
          <table:table-cell office:value="0.7045524140835905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" office:value-type="float"/>
          <table:table-cell office:value="0.6982810387500582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" office:value-type="float"/>
          <table:table-cell office:value="0.6811084505589681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" office:value-type="float"/>
          <table:table-cell office:value="0.7085969620594322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" office:value-type="float"/>
          <table:table-cell office:value="0.7182853556246143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" office:value-type="float"/>
          <table:table-cell office:value="0.6457829639736182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" office:value-type="float"/>
          <table:table-cell office:value="0.6724349881535325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" office:value-type="float"/>
          <table:table-cell office:value="0.723553202634213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289555884377737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" office:value-type="float"/>
          <table:table-cell office:value="0.6933264695148249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339792843828534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53854797526026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82419239118521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" office:value-type="float"/>
          <table:table-cell office:value="0.7261775541838827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" office:value-type="float"/>
          <table:table-cell office:value="0.6616453387146358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" office:value-type="float"/>
          <table:table-cell office:value="0.6878567283191129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" office:value-type="float"/>
          <table:table-cell office:value="0.6428371420804811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" office:value-type="float"/>
          <table:table-cell office:value="0.705741642999563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" office:value-type="float"/>
          <table:table-cell office:value="0.6846234504603615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" office:value-type="float"/>
          <table:table-cell office:value="0.6937640388816669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" office:value-type="float"/>
          <table:table-cell office:value="0.7123691253351707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" office:value-type="float"/>
          <table:table-cell office:value="0.7065700778473564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" office:value-type="float"/>
          <table:table-cell office:value="0.6820463883562176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" office:value-type="float"/>
          <table:table-cell office:value="0.6971635057775392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" office:value-type="float"/>
          <table:table-cell office:value="0.6931822699880763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" office:value-type="float"/>
          <table:table-cell office:value="0.6943732397681526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" office:value-type="float"/>
          <table:table-cell office:value="0.6575258785107523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" office:value-type="float"/>
          <table:table-cell office:value="0.6919286722795894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" office:value-type="float"/>
          <table:table-cell office:value="0.7023358804700078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" office:value-type="float"/>
          <table:table-cell office:value="0.683919654302465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" office:value-type="float"/>
          <table:table-cell office:value="0.6816341217484414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" office:value-type="float"/>
          <table:table-cell office:value="0.710132592313802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" office:value-type="float"/>
          <table:table-cell office:value="0.6906956227420352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" office:value-type="float"/>
          <table:table-cell office:value="0.7351660630141721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4108248645543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" office:value-type="float"/>
          <table:table-cell office:value="0.7032288066989375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" office:value-type="float"/>
          <table:table-cell office:value="0.7028295747687713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" office:value-type="float"/>
          <table:table-cell office:value="0.6858199640722341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25896374966813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" office:value-type="float"/>
          <table:table-cell office:value="0.7007653260844919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" office:value-type="float"/>
          <table:table-cell office:value="0.6824362204067025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" office:value-type="float"/>
          <table:table-cell office:value="0.7436775042624716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" office:value-type="float"/>
          <table:table-cell office:value="0.7037590973524223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" office:value-type="float"/>
          <table:table-cell office:value="0.7001904134313451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" office:value-type="float"/>
          <table:table-cell office:value="0.6961179150437242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50345218657071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" office:value-type="float"/>
          <table:table-cell office:value="0.6984571820817075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" office:value-type="float"/>
          <table:table-cell office:value="0.7009263539786493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" office:value-type="float"/>
          <table:table-cell office:value="0.6843047091346582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" office:value-type="float"/>
          <table:table-cell office:value="0.6974832083704839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" office:value-type="float"/>
          <table:table-cell office:value="0.6939939939320464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037464501331571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" office:value-type="float"/>
          <table:table-cell office:value="0.7157100068435751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" office:value-type="float"/>
          <table:table-cell office:value="0.6955950782616694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" office:value-type="float"/>
          <table:table-cell office:value="0.679562337259833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" office:value-type="float"/>
          <table:table-cell office:value="0.6729846814133215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" office:value-type="float"/>
          <table:table-cell office:value="0.6669375863605169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" office:value-type="float"/>
          <table:table-cell office:value="0.7057061901758721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" office:value-type="float"/>
          <table:table-cell office:value="0.6804295663566531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" office:value-type="float"/>
          <table:table-cell office:value="0.7227962930247955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" office:value-type="float"/>
          <table:table-cell office:value="0.6850957089419957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" office:value-type="float"/>
          <table:table-cell office:value="0.6989808495625128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" office:value-type="float"/>
          <table:table-cell office:value="0.7277933629328988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632929306577463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" office:value-type="float"/>
          <table:table-cell office:value="0.6978101468852792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" office:value-type="float"/>
          <table:table-cell office:value="0.7125867441379801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" office:value-type="float"/>
          <table:table-cell office:value="0.6792532269690101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" office:value-type="float"/>
          <table:table-cell office:value="0.7388993752530598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" office:value-type="float"/>
          <table:table-cell office:value="0.697161667806401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" office:value-type="float"/>
          <table:table-cell office:value="0.6618092356829892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" office:value-type="float"/>
          <table:table-cell office:value="0.7056984002467377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" office:value-type="float"/>
          <table:table-cell office:value="0.6910443100208109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3032000037729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" office:value-type="float"/>
          <table:table-cell office:value="0.6728662294639747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" office:value-type="float"/>
          <table:table-cell office:value="0.6874036963625986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" office:value-type="float"/>
          <table:table-cell office:value="0.7416158167799727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" office:value-type="float"/>
          <table:table-cell office:value="0.7174450580977367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" office:value-type="float"/>
          <table:table-cell office:value="0.6890005232819963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" office:value-type="float"/>
          <table:table-cell office:value="0.6935650072437336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" office:value-type="float"/>
          <table:table-cell office:value="0.6834911863965396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" office:value-type="float"/>
          <table:table-cell office:value="0.6840927781248854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" office:value-type="float"/>
          <table:table-cell office:value="0.6898460489728466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" office:value-type="float"/>
          <table:table-cell office:value="0.7380516036484582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" office:value-type="float"/>
          <table:table-cell office:value="0.7220924598963404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" office:value-type="float"/>
          <table:table-cell office:value="0.724758040557141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" office:value-type="float"/>
          <table:table-cell office:value="0.7150746705052861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" office:value-type="float"/>
          <table:table-cell office:value="0.6784632990240695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" office:value-type="float"/>
          <table:table-cell office:value="0.6821746138889575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" office:value-type="float"/>
          <table:table-cell office:value="0.6824749599944274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" office:value-type="float"/>
          <table:table-cell office:value="0.6720389588073934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" office:value-type="float"/>
          <table:table-cell office:value="0.6778025357163555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" office:value-type="float"/>
          <table:table-cell office:value="0.7452477906171555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" office:value-type="float"/>
          <table:table-cell office:value="0.67911150226806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" office:value-type="float"/>
          <table:table-cell office:value="0.6691286196137346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" office:value-type="float"/>
          <table:table-cell office:value="0.7246142038374218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" office:value-type="float"/>
          <table:table-cell office:value="0.65914933900635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" office:value-type="float"/>
          <table:table-cell office:value="0.7033428413450409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" office:value-type="float"/>
          <table:table-cell office:value="0.7304372918107168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" office:value-type="float"/>
          <table:table-cell office:value="0.7284903795973742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" office:value-type="float"/>
          <table:table-cell office:value="0.693383791255437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" office:value-type="float"/>
          <table:table-cell office:value="0.6931995600721579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009198231018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93454323154943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" office:value-type="float"/>
          <table:table-cell office:value="0.6677759233451247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" office:value-type="float"/>
          <table:table-cell office:value="0.7330009578314297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" office:value-type="float"/>
          <table:table-cell office:value="0.6767399074216071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" office:value-type="float"/>
          <table:table-cell office:value="0.6964367654673771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" office:value-type="float"/>
          <table:table-cell office:value="0.696871816913630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" office:value-type="float"/>
          <table:table-cell office:value="0.6930795699752333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" office:value-type="float"/>
          <table:table-cell office:value="0.7333068066633845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" office:value-type="float"/>
          <table:table-cell office:value="0.7029079778504493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" office:value-type="float"/>
          <table:table-cell office:value="0.7034038382816467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1" office:value-type="float"/>
          <table:table-cell office:value="0.6548446558549077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" office:value-type="float"/>
          <table:table-cell office:value="0.6839452880615066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" office:value-type="float"/>
          <table:table-cell office:value="0.7139108512027016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" office:value-type="float"/>
          <table:table-cell office:value="0.6831237086235724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" office:value-type="float"/>
          <table:table-cell office:value="0.6876758598804174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" office:value-type="float"/>
          <table:table-cell office:value="0.738466779574117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" office:value-type="float"/>
          <table:table-cell office:value="0.7136773001598609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" office:value-type="float"/>
          <table:table-cell office:value="0.6994315711071759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" office:value-type="float"/>
          <table:table-cell office:value="0.6836565259441953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" office:value-type="float"/>
          <table:table-cell office:value="0.6970365339997987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" office:value-type="float"/>
          <table:table-cell office:value="0.7307112288625752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" office:value-type="float"/>
          <table:table-cell office:value="0.709196357030906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262039810849995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" office:value-type="float"/>
          <table:table-cell office:value="0.6867964390080895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" office:value-type="float"/>
          <table:table-cell office:value="0.7266245271082831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" office:value-type="float"/>
          <table:table-cell office:value="0.7230018769977145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" office:value-type="float"/>
          <table:table-cell office:value="0.6913990637298527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" office:value-type="float"/>
          <table:table-cell office:value="0.6904166164867649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" office:value-type="float"/>
          <table:table-cell office:value="0.6729359253018369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" office:value-type="float"/>
          <table:table-cell office:value="0.7100287661977515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" office:value-type="float"/>
          <table:table-cell office:value="0.7032291218542752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" office:value-type="float"/>
          <table:table-cell office:value="0.7207602454665782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" office:value-type="float"/>
          <table:table-cell office:value="0.7329404364629636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" office:value-type="float"/>
          <table:table-cell office:value="0.6768865292486314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" office:value-type="float"/>
          <table:table-cell office:value="0.7317050689143513" office:value-type="float"/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1" office:value-type="float"/>
          <table:table-cell office:value="0.6593398486620355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1" office:value-type="float"/>
          <table:table-cell office:value="0.7016220806403052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1" office:value-type="float"/>
          <table:table-cell office:value="0.7042722950846626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" office:value-type="float"/>
          <table:table-cell office:value="0.6967156197405123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" office:value-type="float"/>
          <table:table-cell office:value="0.7105613982496594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1" office:value-type="float"/>
          <table:table-cell office:value="0.7008988884767532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1" office:value-type="float"/>
          <table:table-cell office:value="0.712600344452423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1" office:value-type="float"/>
          <table:table-cell office:value="0.705262074201099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1" office:value-type="float"/>
          <table:table-cell office:value="0.704116335216128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" office:value-type="float"/>
          <table:table-cell office:value="0.7303394053288177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1" office:value-type="float"/>
          <table:table-cell office:value="0.7017981089441163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" office:value-type="float"/>
          <table:table-cell office:value="0.6832350642132254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1" office:value-type="float"/>
          <table:table-cell office:value="0.6797840254303762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1" office:value-type="float"/>
          <table:table-cell office:value="0.7202987827318237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" office:value-type="float"/>
          <table:table-cell office:value="0.6998801007168557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1" office:value-type="float"/>
          <table:table-cell office:value="0.7001064951949707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1" office:value-type="float"/>
          <table:table-cell office:value="0.710987583016909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6677447935271542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1" office:value-type="float"/>
          <table:table-cell office:value="0.7353792192872814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1" office:value-type="float"/>
          <table:table-cell office:value="0.6704451009471125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1" office:value-type="float"/>
          <table:table-cell office:value="0.7119487536395894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" office:value-type="float"/>
          <table:table-cell office:value="0.22698262805013653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" office:value-type="float"/>
          <table:table-cell office:value="0.6891913849095233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1" office:value-type="float"/>
          <table:table-cell office:value="0.71900183826623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1" office:value-type="float"/>
          <table:table-cell office:value="0.6863260010800382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1" office:value-type="float"/>
          <table:table-cell office:value="0.7068636714403296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1" office:value-type="float"/>
          <table:table-cell office:value="0.6653791420377332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1" office:value-type="float"/>
          <table:table-cell office:value="0.7267827488399886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" office:value-type="float"/>
          <table:table-cell office:value="0.7465763986136355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1" office:value-type="float"/>
          <table:table-cell office:value="0.6875894934265868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1" office:value-type="float"/>
          <table:table-cell office:value="0.7396810809449628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" office:value-type="float"/>
          <table:table-cell office:value="0.6862068065105501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" office:value-type="float"/>
          <table:table-cell office:value="0.16713902956665305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" office:value-type="float"/>
          <table:table-cell office:value="0.694992553763544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1" office:value-type="float"/>
          <table:table-cell office:value="0.6977786202798966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1" office:value-type="float"/>
          <table:table-cell office:value="0.6921718459647318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1" office:value-type="float"/>
          <table:table-cell office:value="0.7000920280809727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1" office:value-type="float"/>
          <table:table-cell office:value="0.7212649204587221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1" office:value-type="float"/>
          <table:table-cell office:value="0.6884810249442143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1" office:value-type="float"/>
          <table:table-cell office:value="0.7494087178588321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" office:value-type="float"/>
          <table:table-cell office:value="0.7344687855679636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" office:value-type="float"/>
          <table:table-cell office:value="0.7032675772635334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" office:value-type="float"/>
          <table:table-cell office:value="0.6754999607848663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1" office:value-type="float"/>
          <table:table-cell office:value="0.7060124892958911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1" office:value-type="float"/>
          <table:table-cell office:value="0.7353342628380558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" office:value-type="float"/>
          <table:table-cell office:value="0.7124569178099276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1" office:value-type="float"/>
          <table:table-cell office:value="0.7095124263386094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209333437414478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1" office:value-type="float"/>
          <table:table-cell office:value="0.7121924600260464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1" office:value-type="float"/>
          <table:table-cell office:value="0.7182588677627499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1" office:value-type="float"/>
          <table:table-cell office:value="0.6894085165671703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" office:value-type="float"/>
          <table:table-cell office:value="0.7042063060749655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" office:value-type="float"/>
          <table:table-cell office:value="0.6878194876199918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1" office:value-type="float"/>
          <table:table-cell office:value="0.7201380407786807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" office:value-type="float"/>
          <table:table-cell office:value="0.7419129394043861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" office:value-type="float"/>
          <table:table-cell office:value="0.7458439724344751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1" office:value-type="float"/>
          <table:table-cell office:value="0.6678473153848592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" office:value-type="float"/>
          <table:table-cell office:value="0.23563944200296058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" office:value-type="float"/>
          <table:table-cell office:value="0.7131571755078963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1" office:value-type="float"/>
          <table:table-cell office:value="0.7100587876234347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1" office:value-type="float"/>
          <table:table-cell office:value="0.7047537452255297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1" office:value-type="float"/>
          <table:table-cell office:value="0.7083917297953942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1" office:value-type="float"/>
          <table:table-cell office:value="0.702112794611659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1" office:value-type="float"/>
          <table:table-cell office:value="0.729344316999615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1" office:value-type="float"/>
          <table:table-cell office:value="0.6983850014979813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1" office:value-type="float"/>
          <table:table-cell office:value="0.7331926363648733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1" office:value-type="float"/>
          <table:table-cell office:value="0.6372881169623564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" office:value-type="float"/>
          <table:table-cell office:value="0.24983195405352987" office:value-type="float"/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" office:value-type="float"/>
          <table:table-cell office:value="0.6912445565090667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1101637953867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" office:value-type="float"/>
          <table:table-cell office:value="0.7020698502594381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" office:value-type="float"/>
          <table:table-cell office:value="0.7283282041779333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" office:value-type="float"/>
          <table:table-cell office:value="0.688472036118484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" office:value-type="float"/>
          <table:table-cell office:value="0.6584552511304519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1" office:value-type="float"/>
          <table:table-cell office:value="0.6357333516198426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" office:value-type="float"/>
          <table:table-cell office:value="0.7196168868427186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" office:value-type="float"/>
          <table:table-cell office:value="0.6549897384993136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" office:value-type="float"/>
          <table:table-cell office:value="0.7183017231583445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" office:value-type="float"/>
          <table:table-cell office:value="0.7316898773357607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" office:value-type="float"/>
          <table:table-cell office:value="0.7440571735324335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" office:value-type="float"/>
          <table:table-cell office:value="0.6658198831019209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" office:value-type="float"/>
          <table:table-cell office:value="0.6895737084304832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" office:value-type="float"/>
          <table:table-cell office:value="0.6575753826474823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" office:value-type="float"/>
          <table:table-cell office:value="0.7160682620788891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" office:value-type="float"/>
          <table:table-cell office:value="0.7133330730180549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" office:value-type="float"/>
          <table:table-cell office:value="0.7089951961003791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" office:value-type="float"/>
          <table:table-cell office:value="0.7229529062234374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" office:value-type="float"/>
          <table:table-cell office:value="0.7024846981110359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" office:value-type="float"/>
          <table:table-cell office:value="0.7252624481039714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" office:value-type="float"/>
          <table:table-cell office:value="0.67703659323841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" office:value-type="float"/>
          <table:table-cell office:value="0.650517978476474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" office:value-type="float"/>
          <table:table-cell office:value="0.7038477006238202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" office:value-type="float"/>
          <table:table-cell office:value="0.7166149698389713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" office:value-type="float"/>
          <table:table-cell office:value="0.6755377696279811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1" office:value-type="float"/>
          <table:table-cell office:value="0.6989014318425839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" office:value-type="float"/>
          <table:table-cell office:value="0.7213449782701745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" office:value-type="float"/>
          <table:table-cell office:value="0.679753701706565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" office:value-type="float"/>
          <table:table-cell office:value="0.7130670122394164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" office:value-type="float"/>
          <table:table-cell office:value="0.697554853087049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" office:value-type="float"/>
          <table:table-cell office:value="0.22471824127478285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" office:value-type="float"/>
          <table:table-cell office:value="0.6828879286670269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" office:value-type="float"/>
          <table:table-cell office:value="0.6461723591405437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537722926937778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1" office:value-type="float"/>
          <table:table-cell office:value="0.6826029493965817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" office:value-type="float"/>
          <table:table-cell office:value="0.7095970702128448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" office:value-type="float"/>
          <table:table-cell office:value="0.2411948584165682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" office:value-type="float"/>
          <table:table-cell office:value="0.6967702004872558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" office:value-type="float"/>
          <table:table-cell office:value="0.7122865980621411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" office:value-type="float"/>
          <table:table-cell office:value="0.6765553909367819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79985228725785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" office:value-type="float"/>
          <table:table-cell office:value="0.6982056158826514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" office:value-type="float"/>
          <table:table-cell office:value="0.7088946435681909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" office:value-type="float"/>
          <table:table-cell office:value="0.7002366300202855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19300187113027506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90834538939426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38231732476269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" office:value-type="float"/>
          <table:table-cell office:value="0.7084789852071693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" office:value-type="float"/>
          <table:table-cell office:value="0.7005193477856663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" office:value-type="float"/>
          <table:table-cell office:value="0.21897861469683344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62508346218486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" office:value-type="float"/>
          <table:table-cell office:value="0.7060842615095685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" office:value-type="float"/>
          <table:table-cell office:value="0.7191672931277697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" office:value-type="float"/>
          <table:table-cell office:value="0.748808382911981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" office:value-type="float"/>
          <table:table-cell office:value="0.6945280388331235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" office:value-type="float"/>
          <table:table-cell office:value="0.6922699716709018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" office:value-type="float"/>
          <table:table-cell office:value="0.7021139003928958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" office:value-type="float"/>
          <table:table-cell office:value="0.7188040656192634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" office:value-type="float"/>
          <table:table-cell office:value="0.7195933401571417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" office:value-type="float"/>
          <table:table-cell office:value="0.6965059228052531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" office:value-type="float"/>
          <table:table-cell office:value="0.7030384414556643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" office:value-type="float"/>
          <table:table-cell office:value="0.712933833285894" office:value-type="float"/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" office:value-type="float"/>
          <table:table-cell office:value="0.682052789521946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1" office:value-type="float"/>
          <table:table-cell office:value="0.6906655416692514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1" office:value-type="float"/>
          <table:table-cell office:value="0.6817212932114329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" office:value-type="float"/>
          <table:table-cell office:value="0.7254415210832539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1" office:value-type="float"/>
          <table:table-cell office:value="0.6694001061585052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1" office:value-type="float"/>
          <table:table-cell office:value="0.7117741003078555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1" office:value-type="float"/>
          <table:table-cell office:value="0.6865919349294209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1" office:value-type="float"/>
          <table:table-cell office:value="0.7278682772989016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" office:value-type="float"/>
          <table:table-cell office:value="0.6822303349991226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1" office:value-type="float"/>
          <table:table-cell office:value="0.6859443348326019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1" office:value-type="float"/>
          <table:table-cell office:value="0.7039657175913474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1" office:value-type="float"/>
          <table:table-cell office:value="0.6994905639409338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1" office:value-type="float"/>
          <table:table-cell office:value="0.7081363049974608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1" office:value-type="float"/>
          <table:table-cell office:value="0.7053948228121949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1" office:value-type="float"/>
          <table:table-cell office:value="0.6876565313797767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1" office:value-type="float"/>
          <table:table-cell office:value="0.6781363428655106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1" office:value-type="float"/>
          <table:table-cell office:value="0.7235017385305647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" office:value-type="float"/>
          <table:table-cell office:value="0.23464978007531992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" office:value-type="float"/>
          <table:table-cell office:value="0.6757737640593001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1" office:value-type="float"/>
          <table:table-cell office:value="0.7231697742215795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1" office:value-type="float"/>
          <table:table-cell office:value="0.7271130663541678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1" office:value-type="float"/>
          <table:table-cell office:value="0.7084786003752349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" office:value-type="float"/>
          <table:table-cell office:value="0.6968243144628204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1" office:value-type="float"/>
          <table:table-cell office:value="0.7069781309910637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35370372119414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1" office:value-type="float"/>
          <table:table-cell office:value="0.704633898664334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1" office:value-type="float"/>
          <table:table-cell office:value="0.6908609279980801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1" office:value-type="float"/>
          <table:table-cell office:value="0.743874002075833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1" office:value-type="float"/>
          <table:table-cell office:value="0.7289461029944186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1" office:value-type="float"/>
          <table:table-cell office:value="0.738761190670825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" office:value-type="float"/>
          <table:table-cell office:value="0.7165534502155203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1" office:value-type="float"/>
          <table:table-cell office:value="0.7213394464966841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1" office:value-type="float"/>
          <table:table-cell office:value="0.6366198009467218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1" office:value-type="float"/>
          <table:table-cell office:value="0.7278666377094348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" office:value-type="float"/>
          <table:table-cell office:value="0.6909382270107435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" office:value-type="float"/>
          <table:table-cell office:value="0.6560891832502174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1" office:value-type="float"/>
          <table:table-cell office:value="0.6819951232746629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1" office:value-type="float"/>
          <table:table-cell office:value="0.6868569847756393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1" office:value-type="float"/>
          <table:table-cell office:value="0.7303108993095604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" office:value-type="float"/>
          <table:table-cell office:value="0.6608365865452378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1" office:value-type="float"/>
          <table:table-cell office:value="0.7190775081715937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1" office:value-type="float"/>
          <table:table-cell office:value="0.726053917960281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" office:value-type="float"/>
          <table:table-cell office:value="0.6902628249244953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1" office:value-type="float"/>
          <table:table-cell office:value="0.6989951942676909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" office:value-type="float"/>
          <table:table-cell office:value="0.7061984681738698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1" office:value-type="float"/>
          <table:table-cell office:value="0.6916483916781728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1" office:value-type="float"/>
          <table:table-cell office:value="0.7161314839041533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1" office:value-type="float"/>
          <table:table-cell office:value="0.7306453913045919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1" office:value-type="float"/>
          <table:table-cell office:value="0.6831043590561565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" office:value-type="float"/>
          <table:table-cell office:value="0.7253372117627603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1" office:value-type="float"/>
          <table:table-cell office:value="0.7033848220867469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1" office:value-type="float"/>
          <table:table-cell office:value="0.7167111725869119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" office:value-type="float"/>
          <table:table-cell office:value="0.696259159629527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1" office:value-type="float"/>
          <table:table-cell office:value="0.7300526249993435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1" office:value-type="float"/>
          <table:table-cell office:value="0.6872928525905695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1" office:value-type="float"/>
          <table:table-cell office:value="0.6541608551403724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1" office:value-type="float"/>
          <table:table-cell office:value="0.6650554373283937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1" office:value-type="float"/>
          <table:table-cell office:value="0.7075876073920339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" office:value-type="float"/>
          <table:table-cell office:value="0.6744784134818962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" office:value-type="float"/>
          <table:table-cell office:value="0.7110403475313782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8080646848270032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1" office:value-type="float"/>
          <table:table-cell office:value="0.6931955960120221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" office:value-type="float"/>
          <table:table-cell office:value="0.6884942801795048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1" office:value-type="float"/>
          <table:table-cell office:value="0.6579166941628635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1" office:value-type="float"/>
          <table:table-cell office:value="0.69235884102686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" office:value-type="float"/>
          <table:table-cell office:value="0.6838708023830059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1" office:value-type="float"/>
          <table:table-cell office:value="0.6903980326042258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1" office:value-type="float"/>
          <table:table-cell office:value="0.7148455687559315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0T15:33:59.746925</meta:creation-date>
    <dc:date>2019-05-20T15:34:00.030183</dc:date>
    <meta:generator>http://pypi.python.org/pypi/ezodf/0.1.0$Python3.6.7 (default, Oct 22 2018, 11:32:17) 
[GCC 8.2.0]</meta:generator>
    <meta:document-statistic/>
    <meta:editing-cycles>1</meta:editing-cycles>
  </office:meta>
</office:document-meta>
</file>